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202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5912" calcext:value-type="float">
            <text:p>75.49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202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9568" calcext:value-type="float">
            <text:p>75.02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202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37088" calcext:value-type="float">
            <text:p>74.23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202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2648" calcext:value-type="float">
            <text:p>73.00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2020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0024" calcext:value-type="float">
            <text:p>71.82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201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62368" calcext:value-type="float">
            <text:p>70.76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201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8176" calcext:value-type="float">
            <text:p>69.98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2017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6632" calcext:value-type="float">
            <text:p>69.82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2016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201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676" calcext:value-type="float">
            <text:p>69.32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201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3776" calcext:value-type="float">
            <text:p>69.07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2012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3008" calcext:value-type="float">
            <text:p>68.26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2011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0872" calcext:value-type="float">
            <text:p>65.65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201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9632" calcext:value-type="float">
            <text:p>63.34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201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2664" calcext:value-type="float">
            <text:p>62.46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2009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0144" calcext:value-type="float">
            <text:p>61.35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200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7816" calcext:value-type="float">
            <text:p>59.48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2007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6176" calcext:value-type="float">
            <text:p>57.79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2006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3464" calcext:value-type="float">
            <text:p>57.43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2005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1672" calcext:value-type="float">
            <text:p>56.81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1998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168" calcext:value-type="float">
            <text:p>51.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1997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768" calcext:value-type="float">
            <text:p>50.0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1996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324" calcext:value-type="float">
            <text:p>48.7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1995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6024" calcext:value-type="float">
            <text:p>47.43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1994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199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199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4808" calcext:value-type="float">
            <text:p>44.56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1991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9344" calcext:value-type="float">
            <text:p>43.5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1990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1989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198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9904" calcext:value-type="float">
            <text:p>40.3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1987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0784" calcext:value-type="float">
            <text:p>39.8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1986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1985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198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956" calcext:value-type="float">
            <text:p>38.3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1983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198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198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197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197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197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1977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5802</text:p>
          </table:table-cell>
          <table:table-cell office:value-type="string" calcext:value-type="string">
            <text:p>1973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6" meta:object-count="0"/>
    <meta:user-defined meta:name="AppVersion">3.0</meta:user-defined>
  </office:meta>
</office:document-meta>
</file>